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449cm" svg:height="0.649cm" svg:x="4.745cm" svg:y="2.5cm">
          <draw:text-box>
            <text:p text:style-name="P1">Idiomas ( <text:span text:style-name="T1">nombre</text:span><text:span text:style-name="T2"> </text:span>)</text:p>
          </draw:text-box>
        </draw:frame>
        <draw:frame draw:style-name="gr1" draw:text-style-name="P1" draw:layer="layout" svg:width="4.829cm" svg:height="0.649cm" svg:x="4.701cm" svg:y="4.001cm">
          <draw:text-box>
            <text:p text:style-name="P1">Palabras ( <text:span text:style-name="T1">nombre, idioma</text:span><text:span text:style-name="T2"> </text:span>)</text:p>
          </draw:text-box>
        </draw:frame>
        <draw:frame draw:style-name="gr1" draw:text-style-name="P1" draw:layer="layout" svg:width="11.738cm" svg:height="0.649cm" svg:x="5.801cm" svg:y="5.502cm">
          <draw:text-box>
            <text:p text:style-name="P1">Traducciones<text:span text:style-name="T2"> ( </text:span><text:span text:style-name="T1">palabra, palabra_idioma, traducción, traducción_idioma </text:span><text:span text:style-name="T2">)</text:span></text:p>
          </draw:text-box>
        </draw:frame>
        <draw:frame draw:style-name="gr1" draw:text-style-name="P1" draw:layer="layout" svg:width="6.662cm" svg:height="0.649cm" svg:x="4.738cm" svg:y="8.6cm">
          <draw:text-box>
            <text:p text:style-name="P1">Agrupaciones <text:span text:style-name="T2">( </text:span><text:span text:style-name="T1">palabra, idioma, grupo</text:span><text:span text:style-name="T2"> )</text:span></text:p>
          </draw:text-box>
        </draw:frame>
        <draw:frame draw:style-name="gr1" draw:text-style-name="P1" draw:layer="layout" svg:width="5.328cm" svg:height="0.649cm" svg:x="4.672cm" svg:y="7.351cm">
          <draw:text-box>
            <text:p text:style-name="P1">Grupos <text:span text:style-name="T2">( </text:span><text:span text:style-name="T1">palabra</text:span><text:span text:style-name="T2">, descripción</text:span><text:span text:style-name="T2"> )</text:span></text:p>
          </draw:text-box>
        </draw:frame>
        <draw:g>
          <draw:line draw:style-name="gr2" draw:text-style-name="P2" draw:layer="layout" svg:x1="8.5cm" svg:y1="4.6cm" svg:x2="8.5cm" svg:y2="4.9cm">
            <text:p/>
          </draw:line>
          <draw:line draw:style-name="gr2" draw:text-style-name="P2" draw:layer="layout" svg:x1="8.5cm" svg:y1="4.9cm" svg:x2="4.6cm" svg:y2="4.9cm">
            <text:p/>
          </draw:line>
          <draw:line draw:style-name="gr2" draw:text-style-name="P2" draw:layer="layout" svg:x1="4.6cm" svg:y1="4.9cm" svg:x2="4.3cm" svg:y2="4.9cm">
            <text:p/>
          </draw:line>
          <draw:line draw:style-name="gr2" draw:text-style-name="P2" draw:layer="layout" svg:x1="4.3cm" svg:y1="4.9cm" svg:x2="4.3cm" svg:y2="2.8cm">
            <text:p/>
          </draw:line>
          <draw:line draw:style-name="gr3" draw:text-style-name="P2" draw:layer="layout" svg:x1="4.3cm" svg:y1="2.8cm" svg:x2="5cm" svg:y2="2.8cm">
            <text:p/>
          </draw:line>
        </draw:g>
        <draw:line draw:style-name="gr2" draw:text-style-name="P2" draw:layer="layout" svg:x1="8.5cm" svg:y1="6.126cm" svg:x2="12.1cm" svg:y2="6.126cm">
          <text:p/>
        </draw:line>
        <draw:line draw:style-name="gr2" draw:text-style-name="P2" draw:layer="layout" svg:x1="10.5cm" svg:y1="6.126cm" svg:x2="10.5cm" svg:y2="6.426cm">
          <text:p/>
        </draw:line>
        <draw:line draw:style-name="gr2" draw:text-style-name="P2" draw:layer="layout" svg:x1="10.5cm" svg:y1="6.426cm" svg:x2="5.6cm" svg:y2="6.4cm">
          <text:p/>
        </draw:line>
        <draw:line draw:style-name="gr2" draw:text-style-name="P2" draw:layer="layout" svg:x1="5.6cm" svg:y1="6.4cm" svg:x2="5.6cm" svg:y2="5.3cm">
          <text:p/>
        </draw:line>
        <draw:line draw:style-name="gr2" draw:text-style-name="P2" draw:layer="layout" svg:x1="12.4cm" svg:y1="6.126cm" svg:x2="17.2cm" svg:y2="6.1cm">
          <text:p/>
        </draw:line>
        <draw:line draw:style-name="gr2" draw:text-style-name="P2" draw:layer="layout" svg:x1="14.8cm" svg:y1="6.1cm" svg:x2="14.8cm" svg:y2="6.7cm">
          <text:p/>
        </draw:line>
        <draw:line draw:style-name="gr2" draw:text-style-name="P2" draw:layer="layout" svg:x1="14.8cm" svg:y1="6.7cm" svg:x2="5.2cm" svg:y2="6.7cm">
          <text:p/>
        </draw:line>
        <draw:line draw:style-name="gr2" draw:text-style-name="P2" draw:layer="layout" svg:x1="5.2cm" svg:y1="6.7cm" svg:x2="5.2cm" svg:y2="5.3cm">
          <text:p/>
        </draw:line>
        <draw:line draw:style-name="gr3" draw:text-style-name="P2" draw:layer="layout" svg:x1="5.2cm" svg:y1="5.3cm" svg:x2="5.2cm" svg:y2="4.7cm">
          <text:p/>
        </draw:line>
        <draw:line draw:style-name="gr3" draw:text-style-name="P2" draw:layer="layout" svg:x1="5.6cm" svg:y1="5.3cm" svg:x2="5.6cm" svg:y2="4.7cm">
          <text:p/>
        </draw:line>
        <draw:line draw:style-name="gr2" draw:text-style-name="P2" draw:layer="layout" svg:x1="7.5cm" svg:y1="9.3cm" svg:x2="9.8cm" svg:y2="9.3cm">
          <text:p/>
        </draw:line>
        <draw:line draw:style-name="gr2" draw:text-style-name="P2" draw:layer="layout" svg:x1="8.7cm" svg:y1="9.3cm" svg:x2="8.7cm" svg:y2="9.6cm">
          <text:p/>
        </draw:line>
        <draw:line draw:style-name="gr2" draw:text-style-name="P2" draw:layer="layout" svg:x1="8.7cm" svg:y1="9.6cm" svg:x2="3.8cm" svg:y2="9.6cm">
          <text:p/>
        </draw:line>
        <draw:line draw:style-name="gr2" draw:text-style-name="P2" draw:layer="layout" svg:x1="3.8cm" svg:y1="9.6cm" svg:x2="3.8cm" svg:y2="4.3cm">
          <text:p/>
        </draw:line>
        <draw:line draw:style-name="gr3" draw:text-style-name="P2" draw:layer="layout" svg:x1="3.8cm" svg:y1="4.3cm" svg:x2="4.9cm" svg:y2="4.3cm">
          <text:p/>
        </draw:line>
        <draw:line draw:style-name="gr2" draw:text-style-name="P2" draw:layer="layout" svg:x1="10.4cm" svg:y1="9.3cm" svg:x2="10.4cm" svg:y2="10.1cm">
          <text:p/>
        </draw:line>
        <draw:line draw:style-name="gr2" draw:text-style-name="P2" draw:layer="layout" svg:x1="10.4cm" svg:y1="10.1cm" svg:x2="4.1cm" svg:y2="10.1cm">
          <text:p/>
        </draw:line>
        <draw:line draw:style-name="gr2" draw:text-style-name="P2" draw:layer="layout" svg:x1="4.1cm" svg:y1="10.1cm" svg:x2="4.1cm" svg:y2="7.7cm">
          <text:p/>
        </draw:line>
        <draw:line draw:style-name="gr3" draw:text-style-name="P2" draw:layer="layout" svg:x1="4.1cm" svg:y1="7.7cm" svg:x2="4.8cm" svg:y2="7.7cm">
          <text:p/>
        </draw:line>
        <draw:frame draw:style-name="gr1" draw:text-style-name="P1" draw:layer="layout" svg:width="1.438cm" svg:height="0.649cm" svg:x="8.4cm" svg:y="4.6cm">
          <draw:text-box>
            <text:p text:style-name="P1">FK 01</text:p>
          </draw:text-box>
        </draw:frame>
        <draw:frame draw:style-name="gr1" draw:text-style-name="P1" draw:layer="layout" svg:width="1.438cm" svg:height="0.649cm" svg:x="10.462cm" svg:y="6.1cm">
          <draw:text-box>
            <text:p text:style-name="P1">FK 02</text:p>
          </draw:text-box>
        </draw:frame>
        <draw:frame draw:style-name="gr1" draw:text-style-name="P1" draw:layer="layout" svg:width="1.438cm" svg:height="0.649cm" svg:x="14.862cm" svg:y="6.1cm">
          <draw:text-box>
            <text:p text:style-name="P1">FK 03</text:p>
          </draw:text-box>
        </draw:frame>
        <draw:frame draw:style-name="gr1" draw:text-style-name="P1" draw:layer="layout" svg:width="1.438cm" svg:height="0.649cm" svg:x="8.6cm" svg:y="9.251cm">
          <draw:text-box>
            <text:p text:style-name="P1">FK 04</text:p>
          </draw:text-box>
        </draw:frame>
        <draw:frame draw:style-name="gr1" draw:text-style-name="P1" draw:layer="layout" svg:width="1.438cm" svg:height="0.649cm" svg:x="10.5cm" svg:y="9.251cm">
          <draw:text-box>
            <text:p text:style-name="P1">FK 0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íctor Manuel Ortíz Guardeño</meta:initial-creator>
    <meta:creation-date>2015-05-17T18:09:09.138818502</meta:creation-date>
    <dc:date>2015-05-17T18:34:43.554376258</dc:date>
    <dc:creator>Víctor Manuel Ortíz Guardeño</dc:creator>
    <meta:editing-duration>PT10M24S</meta:editing-duration>
    <meta:editing-cycles>1</meta:editing-cycles>
    <meta:document-statistic meta:object-count="35"/>
    <meta:generator>LibreOffice/4.2.7.2$Linux_X86_64 LibreOffice_project/420m0$Build-2</meta:generator>
  </office:meta>
</office:document-meta>
</file>